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right" fo:margin-bottom="10.00pt" style:writing-mode="rl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קישור לסרטון הסבר</text:span><text:span text:style-name="T3">:<text:s/></text:span><text:a xlink:href="https://youtu.be/tblFYxd531w"><text:span text:style-name="T4">https://</text:span><text:span text:style-name="T5">youtu.</text:span><text:span text:style-name="T6">be/</text:span><text:span text:style-name="T7">tblFYxd</text:span><text:span text:style-name="T8">531</text:span><text:span text:style-name="T9">w</text:span></text:a><text:span text:style-name="T10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